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14075ADB45D736F4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 ExtraBold" svg:font-family="'JetBrains Mono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JetBrains Mono ExtraBold" fo:font-size="18pt" officeooo:rsid="000171e5" officeooo:paragraph-rsid="000171e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JetBrains Mono ExtraBold" fo:font-size="12pt" officeooo:rsid="000171e5" officeooo:paragraph-rsid="000171e5" style:font-size-asian="12pt" style:font-size-complex="12pt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499cm" draw:marker-end-width="0.499cm" draw:fill="none" draw:textarea-horizontal-align="justify" draw:textarea-vertical-align="middle" draw:auto-grow-height="false" fo:min-height="8.5cm" fo:min-width="6.9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Vorm1" draw:style-name="gr1" draw:text-style-name="P3" svg:width="7.097cm" svg:height="8.6cm" svg:x="4.981cm" svg:y="-0.517cm"><text:p/><draw:enhanced-geometry svg:viewBox="0 0 21600 21600" draw:type="rectangle" draw:enhanced-path="M 0 0 L 21600 0 21600 21600 0 21600 0 0 Z N"/></draw:custom-shape>KRAAK DE CODE</text:p>
      <text:p text:style-name="P1"><draw:frame draw:style-name="fr1" draw:name="Afbeelding1" text:anchor-type="char" svg:x="6.105cm" svg:y="0.344cm" svg:width="4.791cm" svg:height="4.791cm" draw:z-index="1"><draw:image xlink:href="Pictures/10000201000001400000014075ADB45D736F4C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NIET OPENEN VOORDAT</text:p>
      <text:p text:style-name="P2">DE CODE IS GEKRAAK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 ExtraBold" svg:font-family="'JetBrains Mono Extra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11:09.606982121</meta:creation-date>
    <dc:date>2021-12-01T11:25:07.423768520</dc:date>
    <meta:editing-duration>PT7M22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3" meta:word-count="10" meta:character-count="51" meta:non-whitespace-character-count="44"/>
  </office:meta>
</office:document-meta>
</file>